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 style:parent-style-name="Text_20_A4" style:list-style-name="L2">
      <style:graphic-properties draw:stroke-dash="Dash_20_2" svg:stroke-width="0.03cm" draw:marker-start="" draw:marker-start-width="0.2cm" draw:marker-start-center="false" draw:marker-end="" draw:marker-end-width="0.2cm" draw:marker-end-center="false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4" style:family="graphic" style:parent-style-name="A4">
      <style:graphic-properties draw:stroke="none" svg:stroke-color="#000000" draw:fill="none" draw:fill-color="#ffffff" draw:textarea-horizontal-align="left" draw:auto-grow-height="true" draw:auto-grow-width="true" fo:min-height="0.412cm" fo:min-width="0.616cm"/>
      <style:paragraph-properties style:writing-mode="lr-tb"/>
    </style:style>
    <style:style style:name="gr1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6" style:family="graphic" style:parent-style-name="A4">
      <style:graphic-properties draw:stroke="none" svg:stroke-color="#000000" draw:fill="none" draw:fill-color="#ffffff" draw:textarea-horizontal-align="left" draw:auto-grow-height="true" draw:auto-grow-width="false" fo:min-height="0.412cm" fo:min-width="1.13cm"/>
      <style:paragraph-properties style:writing-mode="lr-tb"/>
    </style:style>
    <style:style style:name="gr1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8" style:family="graphic" style:parent-style-name="A4">
      <style:graphic-properties draw:stroke="none" svg:stroke-color="#000000" draw:fill="none" draw:fill-color="#ffffff" draw:textarea-horizontal-align="left" draw:auto-grow-height="true" draw:auto-grow-width="false" fo:min-height="0.412cm" fo:min-width="0cm"/>
      <style:paragraph-properties style:writing-mode="lr-tb"/>
    </style:style>
    <style:style style:name="gr1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8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51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78cm"/>
      <style:paragraph-properties style:writing-mode="lr-tb"/>
    </style:style>
    <style:style style:name="gr97" style:family="graphic" style:parent-style-name="standard">
      <style:graphic-properties draw:stroke="none" draw:fill="none" fo:min-height="0.396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0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0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0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0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0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/>
      <style:paragraph-properties style:writing-mode="lr-tb"/>
    </style:style>
    <style:style style:name="gr11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1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1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2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2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2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2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3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3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3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3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3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3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5cm" fo:min-width="1.7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3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13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13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3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4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4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4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4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4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4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4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5cm" fo:min-width="1.7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4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14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14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5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5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5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5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5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5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5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6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24pt" style:font-size-complex="24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style:writing-mode="lr-tb"/>
      <style:text-properties fo:font-size="10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font-weight="bold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text-properties fo:font-size="10pt"/>
    </style:style>
    <style:style style:name="P19" style:family="paragraph">
      <loext:graphic-properties draw:fill="none" draw:fill-color="#ffffff"/>
      <style:text-properties fo:font-size="10pt"/>
    </style:style>
    <style:style style:name="P20" style:family="paragraph">
      <loext:graphic-properties draw:fill="none"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/>
    </style:style>
    <style:style style:name="T5" style:family="text">
      <style:text-properties fo:font-size="22pt" fo:font-weight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Start-End 1" draw:style-name="gr1" draw:text-style-name="P1" draw:layer="layout" svg:width="3cm" svg:height="1cm" svg:x="1.5cm" svg:y="1.5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2" draw:style-name="gr2" draw:text-style-name="P3" xml:id="id1" draw:id="id1" draw:layer="layout" svg:width="3cm" svg:height="1cm" svg:x="1cm" svg:y="1cm">
          <text:p text:style-name="P2"><text:span text:style-name="T1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Decision 1" draw:style-name="gr3" draw:text-style-name="P3" xml:id="id2" draw:id="id2" draw:layer="layout" svg:width="3cm" svg:height="2cm" svg:x="1cm" svg:y="3cm">
          <text:p text:style-name="P2"><text:span text:style-name="T1">Away “On”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Subprocess 1" draw:style-name="gr4" draw:text-style-name="P3" xml:id="id10" draw:id="id10" draw:layer="layout" svg:width="3cm" svg:height="2cm" svg:x="1cm" svg:y="7.5cm">
          <text:p text:style-name="P2"><text:span text:style-name="T1">Send Alarm</text:span></text:p>
          <text:p text:style-name="P2"><text:span text:style-name="T1">Notifications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Start-End 3" draw:style-name="gr5" draw:text-style-name="P3" xml:id="id3" draw:id="id3" draw:layer="layout" svg:width="3cm" svg:height="1cm" svg:x="5cm" svg:y="5.5cm">
          <text:p text:style-name="P2"><text:span text:style-name="T1">Motion 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 1" draw:style-name="gr6" draw:text-style-name="P3" xml:id="id4" draw:id="id4" draw:layer="layout" svg:width="3cm" svg:height="2cm" svg:x="5cm" svg:y="7.5cm">
          <text:p text:style-name="P2"><text:span text:style-name="T1">Stop Tim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ecision 2" draw:style-name="gr7" draw:text-style-name="P3" xml:id="id8" draw:id="id8" draw:layer="layout" svg:width="3cm" svg:height="2cm" svg:x="5cm" svg:y="16.5cm">
          <text:p text:style-name="P2"><text:span text:style-name="T1">Dinner</text:span><text:span text:style-name="T1"><text:line-break/></text:span><text:span text:style-name="T1">Time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Decision 3" draw:style-name="gr8" draw:text-style-name="P3" xml:id="id50" draw:id="id50" draw:layer="layout" svg:width="3cm" svg:height="2cm" svg:x="7.5cm" svg:y="21.5cm">
          <text:p text:style-name="P2"><text:span text:style-name="T1">Sun</text:span><text:span text:style-name="T1"><text:line-break/></text:span><text:span text:style-name="T1">or <text:s/>L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Decision 4" draw:style-name="gr9" draw:text-style-name="P3" xml:id="id6" draw:id="id6" draw:layer="layout" svg:width="3cm" svg:height="2cm" svg:x="5cm" svg:y="13.5cm">
          <text:p text:style-name="P2"><text:span text:style-name="T1">Sleep “On”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2" draw:style-name="gr10" draw:text-style-name="P4" draw:layer="layout" svg:x1="2.5cm" svg:y1="2cm" svg:x2="2.5cm" svg:y2="3cm" draw:start-shape="id1" draw:start-glue-point="6" draw:end-shape="id2" draw:end-glue-point="4" svg:d="M2500 2000v1000" svg:viewBox="0 0 1 1001">
          <text:p/>
        </draw:connector>
        <draw:connector draw:name="Connector 1" draw:style-name="gr11" draw:text-style-name="P4" draw:layer="layout" svg:x1="6.5cm" svg:y1="6.5cm" svg:x2="6.5cm" svg:y2="7.5cm" draw:start-shape="id3" draw:start-glue-point="6" draw:end-shape="id4" draw:end-glue-point="4" svg:d="M6500 6500v1000" svg:viewBox="0 0 1 1001">
          <text:p/>
        </draw:connector>
        <draw:connector draw:name="Connector 3" draw:style-name="gr12" draw:text-style-name="P4" draw:layer="layout" svg:x1="6.5cm" svg:y1="9.5cm" svg:x2="6.5cm" svg:y2="10.5cm" draw:start-shape="id4" draw:start-glue-point="6" draw:end-shape="id5" draw:end-glue-point="4" svg:d="M6500 9500v1000" svg:viewBox="0 0 1 1001">
          <text:p/>
        </draw:connector>
        <draw:connector draw:name="Connector 4" draw:style-name="gr13" draw:text-style-name="P5" draw:layer="layout" svg:x1="8cm" svg:y1="14.5cm" svg:x2="11.5cm" svg:y2="14.5cm" draw:start-shape="id6" draw:start-glue-point="7" draw:end-shape="id7" draw:end-glue-point="3" svg:d="M8000 14500h3500" svg:viewBox="0 0 3501 1">
          <text:p/>
        </draw:connector>
        <draw:frame draw:style-name="gr14" draw:text-style-name="P6" draw:layer="layout" svg:width="0.616cm" svg:height="0.412cm" svg:x="8.25cm" svg:y="14cm">
          <draw:text-box>
            <text:p><text:span text:style-name="T2">Yes</text:span></text:p>
          </draw:text-box>
        </draw:frame>
        <draw:connector draw:name="Connector 4" draw:style-name="gr15" draw:text-style-name="P5" draw:layer="layout" svg:x1="8cm" svg:y1="17.5cm" svg:x2="11.5cm" svg:y2="17.5cm" draw:start-shape="id8" draw:start-glue-point="7" draw:end-shape="id9" draw:end-glue-point="3" svg:d="M8000 17500h3500" svg:viewBox="0 0 3501 1">
          <text:p/>
        </draw:connector>
        <draw:frame draw:style-name="gr16" draw:text-style-name="P6" draw:layer="layout" svg:width="0.75cm" svg:height="0.412cm" svg:x="8.25cm" svg:y="17cm">
          <draw:text-box>
            <text:p><text:span text:style-name="T2">Yes</text:span></text:p>
          </draw:text-box>
        </draw:frame>
        <draw:connector draw:name="Connector 5" draw:style-name="gr17" draw:text-style-name="P4" draw:layer="layout" svg:x1="6.5cm" svg:y1="15.5cm" svg:x2="6.5cm" svg:y2="16.5cm" draw:end-shape="id8" draw:end-glue-point="4" svg:d="M6500 15500v1000" svg:viewBox="0 0 1 1001">
          <text:p/>
        </draw:connector>
        <draw:frame draw:style-name="gr18" draw:text-style-name="P6" draw:layer="layout" svg:width="0.48cm" svg:height="0.412cm" svg:x="6.52cm" svg:y="15.662cm">
          <draw:text-box>
            <text:p><text:span text:style-name="T2">No</text:span></text:p>
          </draw:text-box>
        </draw:frame>
        <draw:connector draw:name="Connector 6" draw:style-name="gr19" draw:text-style-name="P4" draw:layer="layout" svg:x1="2.5cm" svg:y1="5cm" svg:x2="2.5cm" svg:y2="7.5cm" draw:start-shape="id2" draw:start-glue-point="6" draw:end-shape="id10" draw:end-glue-point="0" svg:d="M2500 5000v2500" svg:viewBox="0 0 1 2501">
          <text:p/>
        </draw:connector>
        <draw:custom-shape draw:name="Subprocess 2" draw:style-name="gr20" draw:text-style-name="P8" xml:id="id7" draw:id="id7" draw:layer="layout" svg:width="3cm" svg:height="2cm" svg:x="11.5cm" svg:y="13.5cm">
          <text:p text:style-name="P7"><text:span text:style-name="T1">Light On</text:span><text:span text:style-name="T1"><text:line-break/></text:span><text:span text:style-name="T1">Red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Subprocess 3" draw:style-name="gr21" draw:text-style-name="P8" xml:id="id9" draw:id="id9" draw:layer="layout" svg:width="3cm" svg:height="2cm" svg:x="11.5cm" svg:y="16.5cm">
          <text:p text:style-name="P7"><text:span text:style-name="T1">Li</text:span><text:span text:style-name="T1">gh</text:span><text:span text:style-name="T1">t </text:span><text:span text:style-name="T1">On</text:span><text:span text:style-name="T1"><text:line-break/></text:span><text:span text:style-name="T1">Hi</text:span><text:span text:style-name="T1">gh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Subprocess 4" draw:style-name="gr22" draw:text-style-name="P8" xml:id="id51" draw:id="id51" draw:layer="layout" svg:width="3cm" svg:height="2cm" svg:x="11.5cm" svg:y="21.5cm">
          <text:p text:style-name="P7"><text:span text:style-name="T1">Li</text:span><text:span text:style-name="T1">gh</text:span><text:span text:style-name="T1">t </text:span><text:span text:style-name="T1">On</text:span><text:span text:style-name="T1"><text:line-break/></text:span><text:span text:style-name="T1">lo</text:span><text:span text:style-name="T1">w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name="Connector 8" draw:style-name="gr23" draw:text-style-name="P4" draw:layer="layout" svg:x1="14.5cm" svg:y1="17.5cm" svg:x2="15.25cm" svg:y2="17.5cm" draw:start-shape="id9" draw:start-glue-point="1" draw:end-shape="id11" draw:end-glue-point="6" svg:d="M14500 17500h750" svg:viewBox="0 0 751 1">
          <text:p/>
        </draw:connector>
        <draw:custom-shape draw:name="On-Page-Reference 2" draw:style-name="gr24" draw:text-style-name="P8" xml:id="id11" draw:id="id11" draw:layer="layout" svg:width="0.5cm" svg:height="0.5cm" svg:x="15.25cm" svg:y="17.2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" draw:style-name="gr25" draw:text-style-name="P8" xml:id="id12" draw:id="id12" draw:layer="layout" svg:width="0.5cm" svg:height="0.5cm" svg:x="15.25cm" svg:y="22.2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11" draw:style-name="gr26" draw:text-style-name="P4" draw:layer="layout" svg:x1="15.5cm" svg:y1="17.75cm" svg:x2="15.5cm" svg:y2="22.25cm" draw:start-shape="id11" draw:start-glue-point="8" draw:end-shape="id12" draw:end-glue-point="4" svg:d="M15500 17750v4500" svg:viewBox="0 0 1 4501">
          <text:p/>
        </draw:connector>
        <draw:custom-shape draw:name="Start-End 4" draw:style-name="gr27" draw:text-style-name="P8" xml:id="id16" draw:id="id16" draw:layer="layout" svg:width="3cm" svg:height="1cm" svg:x="1cm" svg:y="28cm">
          <text:p text:style-name="P7"><text:span text:style-name="T1">En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5" draw:style-name="gr28" draw:text-style-name="P8" xml:id="id13" draw:id="id13" draw:layer="layout" svg:width="3cm" svg:height="1cm" svg:x="16.5cm" svg:y="5.5cm">
          <text:p text:style-name="P7"><text:span text:style-name="T1">Motion Stop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 2" draw:style-name="gr29" draw:text-style-name="P8" xml:id="id53" draw:id="id53" draw:layer="layout" svg:width="3cm" svg:height="2cm" svg:x="16.5cm" svg:y="13.5cm">
          <text:p text:style-name="P7"><text:span text:style-name="T1">Start Tim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13" draw:style-name="gr30" draw:text-style-name="P4" draw:layer="layout" svg:x1="18cm" svg:y1="6.5cm" svg:x2="18cm" svg:y2="10.5cm" draw:start-shape="id13" draw:start-glue-point="6" draw:end-shape="id14" draw:end-glue-point="4" svg:d="M18000 6500v4000" svg:viewBox="0 0 1 4001">
          <text:p/>
        </draw:connector>
        <draw:custom-shape draw:name="On-Page-Reference 6" draw:style-name="gr31" draw:text-style-name="P8" xml:id="id17" draw:id="id17" draw:layer="layout" svg:width="0.5cm" svg:height="0.5cm" svg:x="2.25cm" svg:y="24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17" draw:style-name="gr32" draw:text-style-name="P4" draw:layer="layout" svg:x1="2.5cm" svg:y1="26.75cm" svg:x2="2.5cm" svg:y2="28cm" draw:start-shape="id15" draw:start-glue-point="8" draw:end-shape="id16" draw:end-glue-point="4" svg:d="M2500 26750v1250" svg:viewBox="0 0 1 1251">
          <text:p/>
        </draw:connector>
        <draw:connector draw:name="Connector 18" draw:style-name="gr33" draw:text-style-name="P4" draw:layer="layout" svg:x1="2.5cm" svg:y1="9.5cm" svg:x2="2.5cm" svg:y2="24.75cm" draw:start-shape="id10" draw:end-shape="id17" draw:end-glue-point="4" svg:d="M2500 9500v15250" svg:viewBox="0 0 1 15251">
          <text:p/>
        </draw:connector>
        <draw:custom-shape draw:name="Start-End 6" draw:style-name="gr34" draw:text-style-name="P3" xml:id="id18" draw:id="id18" draw:layer="layout" svg:width="3cm" svg:height="1cm" svg:x="21.5cm" svg:y="5.5cm">
          <text:p text:style-name="P2"><text:span text:style-name="T1">Timer Finis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 7" draw:style-name="gr35" draw:text-style-name="P4" draw:layer="layout" svg:x1="23cm" svg:y1="6.5cm" svg:x2="23cm" svg:y2="7.5cm" draw:start-shape="id18" draw:start-glue-point="6" draw:end-shape="id19" draw:end-glue-point="0" svg:d="M23000 6500v1000" svg:viewBox="0 0 1 1001">
          <text:p/>
        </draw:connector>
        <draw:custom-shape draw:name="On-Page-Reference 5" draw:style-name="gr36" draw:text-style-name="P8" xml:id="id20" draw:id="id20" draw:layer="layout" svg:width="0.5cm" svg:height="0.5cm" svg:x="6.25cm" svg:y="3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7" draw:style-name="gr37" draw:text-style-name="P8" xml:id="id21" draw:id="id21" draw:layer="layout" svg:width="0.5cm" svg:height="0.5cm" svg:x="17.75cm" svg:y="3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3" draw:style-name="gr38" draw:text-style-name="P4" draw:layer="layout" svg:x1="4cm" svg:y1="4cm" svg:x2="6.25cm" svg:y2="4cm" draw:start-shape="id2" draw:start-glue-point="7" draw:end-shape="id20" draw:end-glue-point="6" svg:d="M4000 4000h2250" svg:viewBox="0 0 2251 1">
          <text:p/>
        </draw:connector>
        <draw:connector draw:name="Connector 16" draw:style-name="gr39" draw:text-style-name="P4" draw:layer="layout" svg:x1="6.75cm" svg:y1="4cm" svg:x2="17.75cm" svg:y2="4cm" draw:start-shape="id20" draw:start-glue-point="10" draw:end-shape="id21" draw:end-glue-point="6" svg:d="M6750 4000h11000" svg:viewBox="0 0 11001 1">
          <text:p/>
        </draw:connector>
        <draw:connector draw:name="Connector 20" draw:style-name="gr40" draw:text-style-name="P4" draw:layer="layout" svg:x1="18cm" svg:y1="4.25cm" svg:x2="18cm" svg:y2="5.5cm" draw:start-shape="id21" draw:start-glue-point="8" draw:end-shape="id13" draw:end-glue-point="4" svg:d="M18000 4250v1250" svg:viewBox="0 0 1 1251">
          <text:p/>
        </draw:connector>
        <draw:connector draw:name="Connector 21" draw:style-name="gr41" draw:text-style-name="P4" draw:layer="layout" svg:x1="6.5cm" svg:y1="4.25cm" svg:x2="6.5cm" svg:y2="5.5cm" draw:start-shape="id20" draw:start-glue-point="8" draw:end-shape="id3" draw:end-glue-point="4" svg:d="M6500 4250v1250" svg:viewBox="0 0 1 1251">
          <text:p/>
        </draw:connector>
        <draw:custom-shape draw:name="On-Page-Reference 8" draw:style-name="gr42" draw:text-style-name="P8" xml:id="id28" draw:id="id28" draw:layer="layout" svg:width="0.5cm" svg:height="0.5cm" svg:x="27.75cm" svg:y="3.756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22" draw:style-name="gr43" draw:text-style-name="P4" draw:layer="layout" svg:x1="15.5cm" svg:y1="14.75cm" svg:x2="15.5cm" svg:y2="17.25cm" draw:start-shape="id22" draw:start-glue-point="8" draw:end-shape="id11" draw:end-glue-point="4" svg:d="M15500 14750v2500" svg:viewBox="0 0 1 2501">
          <text:p/>
        </draw:connector>
        <draw:custom-shape draw:name="Start-End 7" draw:style-name="gr44" draw:text-style-name="P8" xml:id="id23" draw:id="id23" draw:layer="layout" svg:width="3cm" svg:height="1cm" svg:x="26.5cm" svg:y="5.506cm">
          <text:p text:style-name="P7"><text:span text:style-name="T1">Button-Toggle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 24" draw:style-name="gr45" draw:text-style-name="P4" draw:layer="layout" svg:x1="28cm" svg:y1="6.506cm" svg:x2="28cm" svg:y2="7.512cm" draw:start-shape="id23" draw:start-glue-point="6" draw:end-shape="id24" draw:end-glue-point="0" svg:d="M28000 6506v1006" svg:viewBox="0 0 1 1007">
          <text:p/>
        </draw:connector>
        <draw:custom-shape draw:name="Decision 5" draw:style-name="gr46" draw:text-style-name="P8" xml:id="id42" draw:id="id42" draw:layer="layout" svg:width="3cm" svg:height="2cm" svg:x="26.5cm" svg:y="10.512cm">
          <text:p text:style-name="P7"><text:span text:style-name="T1">Pir Off 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5" draw:style-name="gr47" draw:text-style-name="P8" xml:id="id36" draw:id="id36" draw:layer="layout" svg:width="3cm" svg:height="2cm" svg:x="26.5cm" svg:y="13.512cm">
          <text:p text:style-name="P7"><text:span text:style-name="T1">StartTim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On-Page-Reference 9" draw:style-name="gr48" draw:text-style-name="P8" xml:id="id29" draw:id="id29" draw:layer="layout" svg:width="0.5cm" svg:height="0.506cm" svg:x="32.75cm" svg:y="3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Start-End 8" draw:style-name="gr49" draw:text-style-name="P8" xml:id="id25" draw:id="id25" draw:layer="layout" svg:width="3cm" svg:height="1cm" svg:x="31.5cm" svg:y="5.5cm">
          <text:p text:style-name="P7"><text:span text:style-name="T1">Button-O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 25" draw:style-name="gr50" draw:text-style-name="P4" draw:layer="layout" svg:x1="33cm" svg:y1="6.5cm" svg:x2="33cm" svg:y2="7.506cm" draw:start-shape="id25" draw:start-glue-point="6" draw:end-shape="id26" draw:end-glue-point="0" svg:d="M33000 6500v1006" svg:viewBox="0 0 1 1007">
          <text:p/>
        </draw:connector>
        <draw:custom-shape draw:name="Decision 6" draw:style-name="gr51" draw:text-style-name="P8" xml:id="id43" draw:id="id43" draw:layer="layout" svg:width="3cm" svg:height="2cm" svg:x="31.5cm" svg:y="10.506cm">
          <text:p text:style-name="P7"><text:span text:style-name="T1">Pir Off 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7" draw:style-name="gr52" draw:text-style-name="P8" xml:id="id38" draw:id="id38" draw:layer="layout" svg:width="3cm" svg:height="2cm" svg:x="31.5cm" svg:y="13.506cm">
          <text:p text:style-name="P7"><text:span text:style-name="T1">StartTim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ubprocess 5" draw:style-name="gr53" draw:text-style-name="P8" xml:id="id24" draw:id="id24" draw:layer="layout" svg:width="3cm" svg:height="2cm" svg:x="26.5cm" svg:y="7.512cm">
          <text:p text:style-name="P7"><text:span text:style-name="T1">Li</text:span><text:span text:style-name="T1">g</text:span><text:span text:style-name="T1">ht </text:span><text:span text:style-name="T1">O</text:span><text:span text:style-name="T1">n</text:span><text:span text:style-name="T1"><text:line-break/></text:span><text:span text:style-name="T1">L</text:span><text:span text:style-name="T1">o</text:span><text:span text:style-name="T1">w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Subprocess 6" draw:style-name="gr54" draw:text-style-name="P8" xml:id="id26" draw:id="id26" draw:layer="layout" svg:width="3cm" svg:height="2cm" svg:x="31.5cm" svg:y="7.506cm">
          <text:p text:style-name="P7"><text:span text:style-name="T1">Li</text:span><text:span text:style-name="T1">gh</text:span><text:span text:style-name="T1">t </text:span><text:span text:style-name="T1">On</text:span><text:span text:style-name="T1"><text:line-break/></text:span><text:span text:style-name="T1">Hi</text:span><text:span text:style-name="T1">gh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On-Page-Reference 10" draw:style-name="gr55" draw:text-style-name="P8" xml:id="id27" draw:id="id27" draw:layer="layout" svg:width="0.5cm" svg:height="0.5cm" svg:x="22.75cm" svg:y="3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19" draw:style-name="gr56" draw:text-style-name="P4" draw:layer="layout" svg:x1="23.25cm" svg:y1="4cm" svg:x2="27.75cm" svg:y2="4.006cm" draw:start-shape="id27" draw:start-glue-point="10" draw:end-shape="id28" draw:end-glue-point="6" svg:d="M23250 4000h2250v6h2250" svg:viewBox="0 0 4501 7">
          <text:p/>
        </draw:connector>
        <draw:connector draw:name="Connector 26" draw:style-name="gr57" draw:text-style-name="P4" draw:layer="layout" svg:x1="18.25cm" svg:y1="4cm" svg:x2="22.75cm" svg:y2="4cm" draw:start-shape="id21" draw:start-glue-point="10" draw:end-shape="id27" draw:end-glue-point="6" svg:d="M18250 4000h4500" svg:viewBox="0 0 4501 1">
          <text:p/>
        </draw:connector>
        <draw:connector draw:name="Connector 27" draw:style-name="gr58" draw:text-style-name="P4" draw:layer="layout" svg:x1="28.25cm" svg:y1="4.006cm" svg:x2="32.75cm" svg:y2="4.003cm" draw:start-shape="id28" draw:start-glue-point="10" draw:end-shape="id29" draw:end-glue-point="6" svg:d="M28250 4006h2250v-3h2250" svg:viewBox="0 0 4501 4">
          <text:p/>
        </draw:connector>
        <draw:connector draw:name="Connector 29" draw:style-name="gr59" draw:text-style-name="P4" draw:layer="layout" svg:x1="23cm" svg:y1="4.25cm" svg:x2="23cm" svg:y2="5.5cm" draw:start-shape="id27" draw:start-glue-point="8" draw:end-shape="id18" draw:end-glue-point="4" svg:d="M23000 4250v1250" svg:viewBox="0 0 1 1251">
          <text:p/>
        </draw:connector>
        <draw:connector draw:name="Connector 30" draw:style-name="gr60" draw:text-style-name="P4" draw:layer="layout" svg:x1="28cm" svg:y1="4.256cm" svg:x2="28cm" svg:y2="5.506cm" draw:start-shape="id28" draw:start-glue-point="8" draw:end-shape="id23" draw:end-glue-point="4" svg:d="M28000 4256v1250" svg:viewBox="0 0 1 1251">
          <text:p/>
        </draw:connector>
        <draw:connector draw:name="Connector 28" draw:style-name="gr61" draw:text-style-name="P4" draw:layer="layout" svg:x1="33cm" svg:y1="4.256cm" svg:x2="33cm" svg:y2="5.5cm" draw:start-shape="id29" draw:start-glue-point="8" draw:end-shape="id25" draw:end-glue-point="4" svg:d="M33000 4256v1244" svg:viewBox="0 0 1 1245">
          <text:p/>
        </draw:connector>
        <draw:custom-shape draw:name="Start-End 9" draw:style-name="gr62" draw:text-style-name="P8" xml:id="id30" draw:id="id30" draw:layer="layout" svg:width="3cm" svg:height="1cm" svg:x="36.5cm" svg:y="5.506cm">
          <text:p text:style-name="P7"><text:span text:style-name="T1">Button-Hol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 10" draw:style-name="gr63" draw:text-style-name="P4" draw:layer="layout" svg:x1="38cm" svg:y1="6.506cm" svg:x2="38cm" svg:y2="7.512cm" draw:start-shape="id30" draw:start-glue-point="6" draw:end-shape="id31" draw:end-glue-point="0" svg:d="M38000 6506v1006" svg:viewBox="0 0 1 1007">
          <text:p/>
        </draw:connector>
        <draw:custom-shape draw:name="Decision 7" draw:style-name="gr64" draw:text-style-name="P8" xml:id="id45" draw:id="id45" draw:layer="layout" svg:width="3cm" svg:height="2cm" svg:x="36.5cm" svg:y="10.512cm">
          <text:p text:style-name="P7"><text:span text:style-name="T1">Pir Off 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4" draw:style-name="gr65" draw:text-style-name="P8" xml:id="id40" draw:id="id40" draw:layer="layout" svg:width="3cm" svg:height="2cm" svg:x="36.5cm" svg:y="13.512cm">
          <text:p text:style-name="P7"><text:span text:style-name="T1">StartTim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ubprocess 7" draw:style-name="gr66" draw:text-style-name="P8" xml:id="id31" draw:id="id31" draw:layer="layout" svg:width="3cm" svg:height="2cm" svg:x="36.5cm" svg:y="7.512cm">
          <text:p text:style-name="P7"><text:span text:style-name="T1">Li</text:span><text:span text:style-name="T1">g</text:span><text:span text:style-name="T1">ht </text:span><text:span text:style-name="T1">O</text:span><text:span text:style-name="T1">n</text:span><text:span text:style-name="T1"><text:line-break/></text:span><text:span text:style-name="T1">R</text:span><text:span text:style-name="T1">e</text:span><text:span text:style-name="T1">d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On-Page-Reference 12" draw:style-name="gr67" draw:text-style-name="P8" xml:id="id35" draw:id="id35" draw:layer="layout" svg:width="0.5cm" svg:height="0.508cm" svg:x="22.75cm" svg:y="26.2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3" draw:style-name="gr68" draw:text-style-name="P8" xml:id="id44" draw:id="id44" draw:layer="layout" svg:width="0.5cm" svg:height="0.508cm" svg:x="27.75cm" svg:y="26.242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4" draw:style-name="gr69" draw:text-style-name="P8" xml:id="id47" draw:id="id47" draw:layer="layout" svg:width="0.5cm" svg:height="0.508cm" svg:x="32.75cm" svg:y="26.2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5" draw:style-name="gr70" draw:text-style-name="P8" xml:id="id37" draw:id="id37" draw:layer="layout" svg:width="0.5cm" svg:height="0.494cm" svg:x="27.75cm" svg:y="16.512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6" draw:style-name="gr71" draw:text-style-name="P8" xml:id="id39" draw:id="id39" draw:layer="layout" svg:width="0.5cm" svg:height="0.494cm" svg:x="32.75cm" svg:y="16.512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7" draw:style-name="gr72" draw:text-style-name="P8" xml:id="id41" draw:id="id41" draw:layer="layout" svg:width="0.5cm" svg:height="0.494cm" svg:x="37.75cm" svg:y="16.512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8" draw:style-name="gr73" draw:text-style-name="P8" xml:id="id49" draw:id="id49" draw:layer="layout" svg:width="0.5cm" svg:height="0.5cm" svg:x="6.25cm" svg:y="24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14" draw:style-name="gr74" draw:text-style-name="P4" draw:layer="layout" svg:x1="33.25cm" svg:y1="4.003cm" svg:x2="37.75cm" svg:y2="4.004cm" draw:start-shape="id29" draw:start-glue-point="10" draw:end-shape="id32" draw:end-glue-point="6" svg:d="M33250 4003h2250v1h2250" svg:viewBox="0 0 4501 2">
          <text:p/>
        </draw:connector>
        <draw:connector draw:name="Connector 15" draw:style-name="gr75" draw:text-style-name="P4" draw:layer="layout" svg:x1="18cm" svg:y1="16.75cm" svg:x2="15.75cm" svg:y2="25cm" draw:start-shape="id33" draw:start-glue-point="8" draw:end-shape="id34" draw:end-glue-point="10" svg:d="M18000 16750v8250h-2250" svg:viewBox="0 0 2251 8251">
          <text:p/>
        </draw:connector>
        <draw:connector draw:name="Connector 23" draw:style-name="gr76" draw:text-style-name="P4" draw:layer="layout" svg:x1="23cm" svg:y1="9.5cm" svg:x2="23cm" svg:y2="26.25cm" draw:start-shape="id19" draw:start-glue-point="2" draw:end-shape="id35" draw:end-glue-point="4" svg:d="M23000 9500v16750" svg:viewBox="0 0 1 16751">
          <text:p/>
        </draw:connector>
        <draw:connector draw:name="Connector 31" draw:style-name="gr77" draw:text-style-name="P4" draw:layer="layout" svg:x1="28cm" svg:y1="15.512cm" svg:x2="28cm" svg:y2="16.512cm" draw:start-shape="id36" draw:start-glue-point="6" draw:end-shape="id37" draw:end-glue-point="4" svg:d="M28000 15512v1000" svg:viewBox="0 0 1 1001">
          <text:p/>
        </draw:connector>
        <draw:connector draw:name="Connector 32" draw:style-name="gr78" draw:text-style-name="P4" draw:layer="layout" svg:x1="33cm" svg:y1="15.506cm" svg:x2="33cm" svg:y2="16.512cm" draw:start-shape="id38" draw:start-glue-point="6" draw:end-shape="id39" draw:end-glue-point="4" svg:d="M33000 15506v1006" svg:viewBox="0 0 1 1007">
          <text:p/>
        </draw:connector>
        <draw:connector draw:name="Connector 33" draw:style-name="gr79" draw:text-style-name="P4" draw:layer="layout" svg:x1="38cm" svg:y1="15.512cm" svg:x2="38cm" svg:y2="16.512cm" draw:start-shape="id40" draw:start-glue-point="6" draw:end-shape="id41" draw:end-glue-point="4" svg:d="M38000 15512v1000" svg:viewBox="0 0 1 1001">
          <text:p/>
        </draw:connector>
        <draw:connector draw:name="Connector 34" draw:style-name="gr80" draw:text-style-name="P4" draw:layer="layout" svg:x1="28cm" svg:y1="9.512cm" svg:x2="28cm" svg:y2="10.512cm" draw:start-shape="id24" draw:start-glue-point="2" draw:end-shape="id42" draw:end-glue-point="4" svg:d="M28000 9512v1000" svg:viewBox="0 0 1 1001">
          <text:p/>
        </draw:connector>
        <draw:connector draw:name="Connector 35" draw:style-name="gr81" draw:text-style-name="P4" draw:layer="layout" svg:x1="33cm" svg:y1="9.506cm" svg:x2="33cm" svg:y2="10.506cm" draw:start-shape="id26" draw:start-glue-point="2" draw:end-shape="id43" draw:end-glue-point="4" svg:d="M33000 9506v1000" svg:viewBox="0 0 1 1001">
          <text:p/>
        </draw:connector>
        <draw:connector draw:name="Connector 36" draw:style-name="gr82" draw:text-style-name="P4" draw:layer="layout" svg:x1="28cm" svg:y1="12.512cm" svg:x2="28cm" svg:y2="13.512cm" draw:start-shape="id42" draw:start-glue-point="6" draw:end-shape="id36" draw:end-glue-point="4" svg:d="M28000 12512v1000" svg:viewBox="0 0 1 1001">
          <text:p/>
        </draw:connector>
        <draw:connector draw:name="Connector-Standard 2" draw:style-name="gr83" draw:text-style-name="P4" draw:layer="layout" draw:line-skew="0.733cm" svg:x1="29.5cm" svg:y1="11.512cm" svg:x2="28.25cm" svg:y2="16.759cm" draw:start-shape="id42" draw:start-glue-point="7" draw:end-shape="id37" draw:end-glue-point="10" svg:d="M29500 11512h999v5247h-2249" svg:viewBox="0 0 2250 5248">
          <text:p/>
        </draw:connector>
        <draw:connector draw:name="Connector 37" draw:style-name="gr84" draw:text-style-name="P4" draw:layer="layout" svg:x1="28cm" svg:y1="17.006cm" svg:x2="28cm" svg:y2="26.242cm" draw:start-shape="id37" draw:start-glue-point="8" draw:end-shape="id44" draw:end-glue-point="4" svg:d="M28000 17006v9236" svg:viewBox="0 0 1 9237">
          <text:p/>
        </draw:connector>
        <draw:connector draw:name="Connector 38" draw:style-name="gr85" draw:text-style-name="P4" draw:layer="layout" svg:x1="33cm" svg:y1="12.506cm" svg:x2="33cm" svg:y2="13.506cm" draw:start-shape="id43" draw:start-glue-point="6" draw:end-shape="id38" draw:end-glue-point="4" svg:d="M33000 12506v1000" svg:viewBox="0 0 1 1001">
          <text:p/>
        </draw:connector>
        <draw:connector draw:name="Connector 39" draw:style-name="gr86" draw:text-style-name="P4" draw:layer="layout" draw:line-skew="0.734cm" svg:x1="34.5cm" svg:y1="11.506cm" svg:x2="33.25cm" svg:y2="16.759cm" draw:start-shape="id43" draw:start-glue-point="7" draw:end-shape="id39" draw:end-glue-point="10" svg:d="M34500 11506h1000v5253h-2250" svg:viewBox="0 0 2251 5254">
          <text:p/>
        </draw:connector>
        <draw:connector draw:name="Connector 40" draw:style-name="gr87" draw:text-style-name="P4" draw:layer="layout" svg:x1="38cm" svg:y1="9.512cm" svg:x2="38cm" svg:y2="10.512cm" draw:start-shape="id31" draw:start-glue-point="2" draw:end-shape="id45" draw:end-glue-point="4" svg:d="M38000 9512v1000" svg:viewBox="0 0 1 1001">
          <text:p/>
        </draw:connector>
        <draw:connector draw:name="Connector 41" draw:style-name="gr88" draw:text-style-name="P4" draw:layer="layout" svg:x1="38cm" svg:y1="12.512cm" svg:x2="38cm" svg:y2="13.512cm" draw:start-shape="id45" draw:start-glue-point="6" draw:end-shape="id40" draw:end-glue-point="4" svg:d="M38000 12512v1000" svg:viewBox="0 0 1 1001">
          <text:p/>
        </draw:connector>
        <draw:connector draw:name="Connector 42" draw:style-name="gr89" draw:text-style-name="P4" draw:layer="layout" draw:line-skew="0.734cm" svg:x1="39.5cm" svg:y1="11.512cm" svg:x2="38.25cm" svg:y2="16.759cm" draw:start-shape="id45" draw:start-glue-point="7" draw:end-shape="id41" draw:end-glue-point="10" svg:d="M39500 11512h1001v5247h-2251" svg:viewBox="0 0 2252 5248">
          <text:p/>
        </draw:connector>
        <draw:connector draw:name="Connector 43" draw:style-name="gr90" draw:text-style-name="P4" draw:layer="layout" svg:x1="37.75cm" svg:y1="26.496cm" svg:x2="33.25cm" svg:y2="26.504cm" draw:start-shape="id46" draw:start-glue-point="6" draw:end-shape="id47" draw:end-glue-point="10" svg:d="M37750 26496h-2250v8h-2250" svg:viewBox="0 0 4501 9">
          <text:p/>
        </draw:connector>
        <draw:connector draw:name="Connector 44" draw:style-name="gr91" draw:text-style-name="P4" draw:layer="layout" svg:x1="33cm" svg:y1="17.006cm" svg:x2="33cm" svg:y2="26.25cm" draw:start-shape="id39" draw:start-glue-point="8" draw:end-shape="id47" draw:end-glue-point="4" svg:d="M33000 17006v9244" svg:viewBox="0 0 1 9245">
          <text:p/>
        </draw:connector>
        <draw:connector draw:name="Connector 46" draw:style-name="gr92" draw:text-style-name="P4" draw:layer="layout" svg:x1="8.75cm" svg:y1="25cm" svg:x2="6.75cm" svg:y2="25cm" draw:start-shape="id48" draw:start-glue-point="6" draw:end-shape="id49" draw:end-glue-point="10" svg:d="M8750 25000h-2000" svg:viewBox="0 0 2001 1">
          <text:p/>
        </draw:connector>
        <draw:connector draw:name="Connector 48" draw:style-name="gr93" draw:text-style-name="P4" draw:layer="layout" svg:x1="32.75cm" svg:y1="26.504cm" svg:x2="28.25cm" svg:y2="26.496cm" draw:start-shape="id47" draw:start-glue-point="6" draw:end-shape="id44" draw:end-glue-point="10" svg:d="M32750 26504h-2250v-8h-2250" svg:viewBox="0 0 4501 9">
          <text:p/>
        </draw:connector>
        <draw:connector draw:name="Connector 49" draw:style-name="gr94" draw:text-style-name="P4" draw:layer="layout" svg:x1="27.75cm" svg:y1="26.496cm" svg:x2="23.25cm" svg:y2="26.504cm" draw:start-shape="id44" draw:start-glue-point="6" draw:end-shape="id35" draw:end-glue-point="10" svg:d="M27750 26496h-2250v8h-2250" svg:viewBox="0 0 4501 9">
          <text:p/>
        </draw:connector>
        <draw:frame draw:style-name="gr95" draw:text-style-name="P9" draw:layer="layout" svg:width="0.951cm" svg:height="0.645cm" svg:x="29.447cm" svg:y="11.012cm">
          <draw:text-box>
            <text:p><text:span text:style-name="T4">No</text:span></text:p>
          </draw:text-box>
        </draw:frame>
        <draw:frame draw:style-name="gr95" draw:text-style-name="P9" draw:layer="layout" svg:width="0.951cm" svg:height="0.645cm" svg:x="34.549cm" svg:y="11.012cm">
          <draw:text-box>
            <text:p><text:span text:style-name="T4">No</text:span></text:p>
          </draw:text-box>
        </draw:frame>
        <draw:frame draw:style-name="gr95" draw:text-style-name="P9" draw:layer="layout" svg:width="0.951cm" svg:height="0.645cm" svg:x="39.5cm" svg:y="11.012cm">
          <draw:text-box>
            <text:p><text:span text:style-name="T4">No</text:span></text:p>
          </draw:text-box>
        </draw:frame>
        <draw:frame draw:style-name="gr96" draw:text-style-name="P9" draw:layer="layout" svg:width="1.078cm" svg:height="0.645cm" svg:x="27.799cm" svg:y="12.617cm">
          <draw:text-box>
            <text:p><text:span text:style-name="T4">Yes</text:span></text:p>
          </draw:text-box>
        </draw:frame>
        <draw:frame draw:style-name="gr95" draw:text-style-name="P9" draw:layer="layout" svg:width="0.951cm" svg:height="0.645cm" svg:x="29.448cm" svg:y="11.013cm">
          <draw:text-box>
            <text:p><text:span text:style-name="T4">No</text:span></text:p>
          </draw:text-box>
        </draw:frame>
        <draw:frame draw:style-name="gr97" draw:text-style-name="P10" draw:layer="layout" svg:width="1.078cm" svg:height="0.646cm" svg:x="32.922cm" svg:y="12.616cm">
          <draw:text-box>
            <text:p><text:span text:style-name="T4">Yes</text:span></text:p>
          </draw:text-box>
        </draw:frame>
        <draw:frame draw:style-name="gr97" draw:text-style-name="P10" draw:layer="layout" svg:width="1.078cm" svg:height="0.646cm" svg:x="37.922cm" svg:y="12.512cm">
          <draw:text-box>
            <text:p><text:span text:style-name="T4">Yes</text:span></text:p>
          </draw:text-box>
        </draw:frame>
        <draw:frame draw:style-name="gr97" draw:text-style-name="P10" draw:layer="layout" svg:width="1.25cm" svg:height="0.646cm" svg:x="2.5cm" svg:y="5.104cm">
          <draw:text-box>
            <text:p><text:span text:style-name="T4">Yes</text:span></text:p>
          </draw:text-box>
        </draw:frame>
        <draw:frame draw:style-name="gr97" draw:text-style-name="P10" draw:layer="layout" svg:width="1.078cm" svg:height="0.646cm" svg:x="3.922cm" svg:y="3.354cm">
          <draw:text-box>
            <text:p><text:span text:style-name="T4">No</text:span></text:p>
          </draw:text-box>
        </draw:frame>
        <draw:frame draw:style-name="gr98" draw:text-style-name="P11" draw:layer="layout" svg:width="2.75cm" svg:height="0.962cm" svg:x="8.25cm" svg:y="3cm">
          <draw:text-box>
            <text:p>Choose</text:p>
          </draw:text-box>
        </draw:frame>
        <draw:custom-shape draw:name="Subprocess 8" draw:style-name="gr99" draw:text-style-name="P8" xml:id="id19" draw:id="id19" draw:layer="layout" svg:width="3cm" svg:height="2cm" svg:x="21.5cm" svg:y="7.5cm">
          <text:p text:style-name="P7"><text:span text:style-name="T1">Li</text:span><text:span text:style-name="T1">g</text:span><text:span text:style-name="T1">ht </text:span><text:span text:style-name="T1">Of</text:span><text:span text:style-name="T1">f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Decision 8" draw:style-name="gr100" draw:text-style-name="P8" xml:id="id52" draw:id="id52" draw:layer="layout" svg:width="3cm" svg:height="2cm" svg:x="5cm" svg:y="19.5cm">
          <text:p text:style-name="P7"><text:span text:style-name="T1">Light O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On-Page-Reference 4" draw:style-name="gr101" draw:text-style-name="P8" xml:id="id34" draw:id="id34" draw:layer="layout" svg:width="0.5cm" svg:height="0.5cm" svg:x="15.25cm" svg:y="24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9" draw:style-name="gr102" draw:text-style-name="P8" xml:id="id48" draw:id="id48" draw:layer="layout" svg:width="0.5cm" svg:height="0.5cm" svg:x="8.75cm" svg:y="24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0" draw:style-name="gr103" draw:text-style-name="P8" xml:id="id22" draw:id="id22" draw:layer="layout" svg:width="0.5cm" svg:height="0.5cm" svg:x="15.25cm" svg:y="14.2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47" draw:style-name="gr104" draw:text-style-name="P4" draw:layer="layout" svg:x1="9cm" svg:y1="23.5cm" svg:x2="9cm" svg:y2="24.75cm" draw:start-shape="id50" draw:start-glue-point="6" draw:end-shape="id48" draw:end-glue-point="4" svg:d="M9000 23500v1250" svg:viewBox="0 0 1 1251">
          <text:p/>
        </draw:connector>
        <draw:connector draw:name="Connector 57" draw:style-name="gr105" draw:text-style-name="P4" draw:layer="layout" svg:x1="14.5cm" svg:y1="22.5cm" svg:x2="15.25cm" svg:y2="22.5cm" draw:start-shape="id51" draw:start-glue-point="1" draw:end-shape="id12" draw:end-glue-point="6" svg:d="M14500 22500h750" svg:viewBox="0 0 751 1">
          <text:p/>
        </draw:connector>
        <draw:connector draw:name="Connector 9" draw:style-name="gr106" draw:text-style-name="P4" draw:layer="layout" svg:x1="6.5cm" svg:y1="18.5cm" svg:x2="6.5cm" svg:y2="19.5cm" draw:start-shape="id8" draw:start-glue-point="6" draw:end-shape="id52" draw:end-glue-point="4" svg:d="M6500 18500v1000" svg:viewBox="0 0 1 1001">
          <text:p/>
        </draw:connector>
        <draw:connector draw:name="Connector 12" draw:style-name="gr107" draw:text-style-name="P4" draw:layer="layout" svg:x1="6.5cm" svg:y1="21.5cm" svg:x2="6.5cm" svg:y2="24.75cm" draw:start-shape="id52" draw:start-glue-point="6" draw:end-shape="id49" draw:end-glue-point="4" svg:d="M6500 21500v3250" svg:viewBox="0 0 1 3251">
          <text:p/>
        </draw:connector>
        <draw:connector draw:name="Connector 51" draw:style-name="gr108" draw:text-style-name="P4" draw:layer="layout" svg:x1="8cm" svg:y1="20.5cm" svg:x2="9cm" svg:y2="21.5cm" draw:start-shape="id52" draw:start-glue-point="7" draw:end-shape="id50" draw:end-glue-point="4" svg:d="M8000 20500h1000v1000" svg:viewBox="0 0 1001 1001">
          <text:p/>
        </draw:connector>
        <draw:connector draw:name="Connector 52" draw:style-name="gr109" draw:text-style-name="P4" draw:layer="layout" svg:x1="15.5cm" svg:y1="22.75cm" svg:x2="15.5cm" svg:y2="24.75cm" draw:start-shape="id12" draw:start-glue-point="8" draw:end-shape="id34" draw:end-glue-point="4" svg:d="M15500 22750v2000" svg:viewBox="0 0 1 2001">
          <text:p/>
        </draw:connector>
        <draw:connector draw:name="Connector 58" draw:style-name="gr110" draw:text-style-name="P4" draw:layer="layout" svg:x1="10.5cm" svg:y1="22.5cm" svg:x2="11.5cm" svg:y2="22.5cm" draw:start-shape="id50" draw:start-glue-point="7" draw:end-shape="id51" draw:end-glue-point="3" svg:d="M10500 22500h1000" svg:viewBox="0 0 1001 1">
          <text:p/>
        </draw:connector>
        <draw:frame draw:style-name="gr18" draw:text-style-name="P6" draw:layer="layout" svg:width="0.48cm" svg:height="0.412cm" svg:x="6.52cm" svg:y="18.588cm">
          <draw:text-box>
            <text:p><text:span text:style-name="T2">No</text:span></text:p>
          </draw:text-box>
        </draw:frame>
        <draw:frame draw:style-name="gr18" draw:text-style-name="P6" draw:layer="layout" svg:width="0.48cm" svg:height="0.412cm" svg:x="9.52cm" svg:y="23.588cm">
          <draw:text-box>
            <text:p><text:span text:style-name="T2">No</text:span></text:p>
          </draw:text-box>
        </draw:frame>
        <draw:frame draw:style-name="gr14" draw:text-style-name="P6" draw:layer="layout" svg:width="0.616cm" svg:height="0.412cm" svg:x="10.5cm" svg:y="22.088cm">
          <draw:text-box>
            <text:p><text:span text:style-name="T2">Yes</text:span></text:p>
          </draw:text-box>
        </draw:frame>
        <draw:frame draw:style-name="gr14" draw:text-style-name="P6" draw:layer="layout" svg:width="0.616cm" svg:height="0.412cm" svg:x="6.634cm" svg:y="21.75cm">
          <draw:text-box>
            <text:p><text:span text:style-name="T2">Yes</text:span></text:p>
          </draw:text-box>
        </draw:frame>
        <draw:frame draw:style-name="gr18" draw:text-style-name="P6" draw:layer="layout" svg:width="0.48cm" svg:height="0.412cm" svg:x="18.25cm" svg:y="12.588cm">
          <draw:text-box>
            <text:p><text:span text:style-name="T2">No</text:span></text:p>
          </draw:text-box>
        </draw:frame>
        <draw:frame draw:style-name="gr18" draw:text-style-name="P6" draw:layer="layout" svg:width="0.48cm" svg:height="0.412cm" svg:x="8.27cm" svg:y="20cm">
          <draw:text-box>
            <text:p><text:span text:style-name="T2">No</text:span></text:p>
          </draw:text-box>
        </draw:frame>
        <draw:connector draw:name="Connector 45" draw:style-name="gr111" draw:text-style-name="P4" draw:layer="layout" svg:x1="15.25cm" svg:y1="25cm" svg:x2="9.25cm" svg:y2="25cm" draw:start-shape="id34" draw:start-glue-point="6" draw:end-shape="id48" draw:end-glue-point="10" svg:d="M15250 25000h-6000" svg:viewBox="0 0 6001 1">
          <text:p/>
        </draw:connector>
        <draw:connector draw:name="Connector 54" draw:style-name="gr112" draw:text-style-name="P4" draw:layer="layout" svg:x1="22.75cm" svg:y1="26.504cm" svg:x2="2.75cm" svg:y2="26.5cm" draw:start-shape="id35" draw:start-glue-point="6" draw:end-shape="id15" draw:end-glue-point="10" svg:d="M22750 26504h-9999v-4h-10001" svg:viewBox="0 0 20001 5">
          <text:p/>
        </draw:connector>
        <draw:connector draw:name="Connector 56" draw:style-name="gr113" draw:text-style-name="P4" draw:layer="layout" svg:x1="6.25cm" svg:y1="25cm" svg:x2="2.75cm" svg:y2="25cm" draw:start-shape="id49" draw:start-glue-point="6" draw:end-shape="id17" draw:end-glue-point="10" svg:d="M6250 25000h-3500" svg:viewBox="0 0 3501 1">
          <text:p/>
        </draw:connector>
        <draw:frame draw:style-name="gr114" draw:text-style-name="P12" draw:layer="layout" svg:width="7cm" svg:height="1.25cm" svg:x="33.5cm" svg:y="27.95cm">
          <draw:text-box>
            <text:p><text:span text:style-name="T5"><text:date style:data-style-name="D1" text:date-value="2023-01-27">27-01-23</text:date></text:span><text:span text:style-name="T5"><text:s/></text:span><text:span text:style-name="T5"><text:time style:data-style-name="T1" text:time-value="00:00:00">14:07:01</text:time></text:span></text:p>
          </draw:text-box>
        </draw:frame>
        <draw:custom-shape draw:name="Decision 10" draw:style-name="gr115" draw:text-style-name="P3" xml:id="id14" draw:id="id14" draw:layer="layout" svg:width="3cm" svg:height="2cm" svg:x="16.5cm" svg:y="10.5cm">
          <text:p text:style-name="P2"><text:span text:style-name="T1">Pir</text:span><text:span text:style-name="T1"><text:line-break/></text:span><text:span text:style-name="T1">Disabled</text:span></text:p>
          <text:p text:style-name="P2"><text:span text:style-name="T1">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61" draw:style-name="gr116" draw:text-style-name="P4" draw:layer="layout" svg:x1="18cm" svg:y1="12.5cm" svg:x2="18cm" svg:y2="13.5cm" draw:start-shape="id14" draw:start-glue-point="6" draw:end-shape="id53" draw:end-glue-point="4" svg:d="M18000 12500v1000" svg:viewBox="0 0 1 1001">
          <text:p/>
        </draw:connector>
        <draw:connector draw:name="Connector-Standard 1" draw:style-name="gr117" draw:text-style-name="P4" draw:layer="layout" draw:line-skew="0.734cm" svg:x1="19.5cm" svg:y1="11.5cm" svg:x2="18.25cm" svg:y2="16.5cm" draw:start-shape="id14" draw:start-glue-point="7" draw:end-shape="id33" draw:end-glue-point="10" svg:d="M19500 11500h1000v5000h-2250" svg:viewBox="0 0 2251 5001">
          <text:p/>
        </draw:connector>
        <draw:custom-shape draw:name="On-Page-Reference 1" draw:style-name="gr118" draw:text-style-name="P8" xml:id="id33" draw:id="id33" draw:layer="layout" svg:width="0.5cm" svg:height="0.5cm" svg:x="17.75cm" svg:y="16.2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62" draw:style-name="gr119" draw:text-style-name="P4" draw:layer="layout" svg:x1="18cm" svg:y1="15.5cm" svg:x2="18cm" svg:y2="16.25cm" draw:start-shape="id53" draw:start-glue-point="6" draw:end-shape="id33" draw:end-glue-point="4" svg:d="M18000 15500v750" svg:viewBox="0 0 1 751">
          <text:p/>
        </draw:connector>
        <draw:custom-shape draw:name="Decision 9" draw:style-name="gr120" draw:text-style-name="P8" xml:id="id5" draw:id="id5" draw:layer="layout" svg:width="3cm" svg:height="2cm" svg:x="5cm" svg:y="10.5cm">
          <text:p text:style-name="P7"><text:span text:style-name="T1">Pir</text:span><text:span text:style-name="T1"><text:line-break/></text:span><text:span text:style-name="T1">Disabled</text:span></text:p>
          <text:p text:style-name="P7"><text:span text:style-name="T1">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4" draw:text-style-name="P6" draw:layer="layout" svg:width="0.616cm" svg:height="0.412cm" svg:x="19.75cm" svg:y="11cm">
          <draw:text-box>
            <text:p><text:span text:style-name="T2">Yes</text:span></text:p>
          </draw:text-box>
        </draw:frame>
        <draw:connector draw:name="Connector 53" draw:style-name="gr121" draw:text-style-name="P4" draw:layer="layout" svg:x1="8cm" svg:y1="11.5cm" svg:x2="15.5cm" svg:y2="14.25cm" draw:start-shape="id5" draw:start-glue-point="7" draw:end-shape="id22" draw:end-glue-point="4" svg:d="M8000 11500h7500v2750" svg:viewBox="0 0 7501 2751">
          <text:p/>
        </draw:connector>
        <draw:connector draw:name="Connector 55" draw:style-name="gr122" draw:text-style-name="P4" draw:layer="layout" svg:x1="6.5cm" svg:y1="12.5cm" svg:x2="6.5cm" svg:y2="13.5cm" draw:start-shape="id5" draw:start-glue-point="6" draw:end-shape="id6" draw:end-glue-point="4" svg:d="M6500 12500v1000" svg:viewBox="0 0 1 1001">
          <text:p/>
        </draw:connector>
        <draw:frame draw:style-name="gr14" draw:text-style-name="P6" draw:layer="layout" svg:width="0.616cm" svg:height="0.412cm" svg:x="8.25cm" svg:y="11.088cm">
          <draw:text-box>
            <text:p><text:span text:style-name="T2">Yes</text:span></text:p>
          </draw:text-box>
        </draw:frame>
        <draw:frame draw:style-name="gr14" draw:text-style-name="P6" draw:layer="layout" svg:width="0.616cm" svg:height="0.412cm" svg:x="8.25cm" svg:y="14cm">
          <draw:text-box>
            <text:p><text:span text:style-name="T2">Yes</text:span></text:p>
          </draw:text-box>
        </draw:frame>
        <draw:frame draw:style-name="gr18" draw:text-style-name="P6" draw:layer="layout" svg:width="0.48cm" svg:height="0.412cm" svg:x="6.52cm" svg:y="12.588cm">
          <draw:text-box>
            <text:p><text:span text:style-name="T2">No</text:span></text:p>
          </draw:text-box>
        </draw:frame>
        <draw:connector draw:name="Connector 59" draw:style-name="gr123" draw:text-style-name="P4" draw:layer="layout" svg:x1="14.5cm" svg:y1="14.5cm" svg:x2="15.25cm" svg:y2="14.5cm" draw:start-shape="id7" draw:start-glue-point="1" draw:end-shape="id22" draw:end-glue-point="6" svg:d="M14500 14500h750" svg:viewBox="0 0 751 1">
          <text:p/>
        </draw:connector>
        <draw:custom-shape draw:name="On-Page-Reference 21" draw:style-name="gr124" draw:text-style-name="P8" xml:id="id15" draw:id="id15" draw:layer="layout" svg:width="0.5cm" svg:height="0.5cm" svg:x="2.25cm" svg:y="26.2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60" draw:style-name="gr125" draw:text-style-name="P4" draw:layer="layout" svg:x1="2.5cm" svg:y1="25.25cm" svg:x2="2.5cm" svg:y2="26.25cm" draw:start-shape="id17" draw:start-glue-point="8" draw:end-shape="id15" draw:end-glue-point="4" svg:d="M2500 25250v1000" svg:viewBox="0 0 1 1001">
          <text:p/>
        </draw:connector>
        <draw:polygon draw:name="Off-Page-Reference 1" draw:style-name="gr126" draw:text-style-name="P14" xml:id="id54" draw:id="id54" draw:layer="layout" svg:width="0.502cm" svg:height="0.498cm" draw:transform="rotate (-1.56486220733812) translate (40.4972731955054cm 26.2448418609025cm)" svg:viewBox="0 0 503 499" draw:points="0,0 0,332 252,499 503,333 503,0">
          <text:p text:style-name="P13"><text:span text:style-name="T6">2</text:span></text:p>
        </draw:polygon>
        <draw:polygon draw:name="Off-Page-Reference 2" draw:style-name="gr127" draw:text-style-name="P14" xml:id="id55" draw:id="id55" draw:layer="layout" svg:width="0.497cm" svg:height="0.498cm" draw:transform="skewX (-0.00209439510239319) rotate (1.56276781223572) translate (39.9994950435208cm 4.24796427336015cm)" svg:viewBox="0 0 498 499" draw:points="0,0 0,333 249,499 498,332 498,0">
          <text:p text:style-name="P13"><text:span text:style-name="T6">2</text:span></text:p>
        </draw:polygon>
        <draw:connector draw:name="Connector 63" draw:style-name="gr128" draw:text-style-name="P4" draw:layer="layout" svg:x1="40cm" svg:y1="26.497cm" svg:x2="38.25cm" svg:y2="26.496cm" draw:start-shape="id54" draw:start-glue-point="3" draw:end-shape="id46" draw:end-glue-point="10" svg:d="M40000 26497h-875v-1h-875" svg:viewBox="0 0 1751 2">
          <text:p/>
        </draw:connector>
        <draw:custom-shape draw:name="On-Page-Reference 22" draw:style-name="gr129" draw:text-style-name="P8" xml:id="id46" draw:id="id46" draw:layer="layout" svg:width="0.5cm" svg:height="0.508cm" svg:x="37.75cm" svg:y="26.242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3" draw:style-name="gr130" draw:text-style-name="P8" xml:id="id32" draw:id="id32" draw:layer="layout" svg:width="0.5cm" svg:height="0.508cm" svg:x="37.75cm" svg:y="3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64" draw:style-name="gr131" draw:text-style-name="P4" draw:layer="layout" svg:x1="38cm" svg:y1="17.006cm" svg:x2="38cm" svg:y2="26.242cm" draw:start-shape="id41" draw:start-glue-point="8" draw:end-shape="id46" draw:end-glue-point="4" svg:d="M38000 17006v9236" svg:viewBox="0 0 1 9237">
          <text:p/>
        </draw:connector>
        <draw:connector draw:name="Connector 65" draw:style-name="gr132" draw:text-style-name="P4" draw:layer="layout" svg:x1="38.25cm" svg:y1="4.004cm" svg:x2="39.999cm" svg:y2="4cm" draw:start-shape="id32" draw:start-glue-point="10" draw:end-shape="id55" draw:end-glue-point="3" svg:d="M38250 4004h875v-4h874" svg:viewBox="0 0 1750 5">
          <text:p/>
        </draw:connector>
        <draw:connector draw:name="Connector 66" draw:style-name="gr133" draw:text-style-name="P4" draw:layer="layout" svg:x1="38cm" svg:y1="4.258cm" svg:x2="38cm" svg:y2="5.506cm" draw:start-shape="id32" draw:start-glue-point="8" draw:end-shape="id30" draw:end-glue-point="4" svg:d="M38000 4258v1248" svg:viewBox="0 0 1 1249">
          <text:p/>
        </draw:connector>
      </draw:page>
      <draw:page draw:name="page2" draw:style-name="dp1" draw:master-page-name="Standard">
        <draw:custom-shape draw:name="Start-End 10" draw:style-name="gr134" draw:text-style-name="P3" xml:id="id59" draw:id="id59" draw:layer="controls" svg:width="3cm" svg:height="1cm" svg:x="2cm" svg:y="1.5cm">
          <text:p text:style-name="P2"><text:span text:style-name="T1">S</text:span><text:span text:style-name="T1">E</text:span><text:span text:style-name="T1">K</text:span><text:span text:style-name="T1">T</text:span><text:span text:style-name="T1"><text:line-break/></text:span><text:span text:style-name="T1">S</text:span><text:span text:style-name="T1">M</text:span><text:span text:style-name="T1">-</text:span><text:span text:style-name="T1">A</text:span><text:span text:style-name="T1">2</text:span><text:span text:style-name="T1">2</text:span><text:span text:style-name="T1">6</text:span><text:span text:style-name="T1">B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Decision 11" draw:style-name="gr135" draw:text-style-name="P3" xml:id="id56" draw:id="id56" draw:layer="controls" svg:width="4.5cm" svg:height="3cm" svg:x="1.25cm" svg:y="4.5cm">
          <text:p text:style-name="P2"><text:span text:style-name="T1">Change </text:span><text:span text:style-name="T7">to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50" draw:style-name="gr136" draw:text-style-name="P16" draw:layer="controls" svg:x1="3.5cm" svg:y1="7.5cm" svg:x2="3.5cm" svg:y2="8.5cm" draw:start-shape="id56" draw:start-glue-point="6" draw:end-shape="id57" draw:end-glue-point="0" svg:d="M3500 7500v1000" svg:viewBox="0 0 1 1001">
          <text:p text:style-name="P15"><text:span text:style-name="T8"/></text:p>
          <text:p text:style-name="P15"><text:span text:style-name="T8"/></text:p>
        </draw:connector>
        <draw:connector draw:name="Connector 67" draw:style-name="gr137" draw:text-style-name="P16" draw:layer="controls" draw:line-skew="0.484cm" svg:x1="5.75cm" svg:y1="6cm" svg:x2="3.75cm" svg:y2="11.5cm" draw:start-shape="id56" draw:start-glue-point="7" draw:end-shape="id58" draw:end-glue-point="10" svg:d="M5750 6000h750v5500h-2750" svg:viewBox="0 0 2751 5501">
          <text:p text:style-name="P15"><text:span text:style-name="T8"><text:s/></text:span></text:p>
        </draw:connector>
        <draw:connector draw:name="Connector 68" draw:style-name="gr138" draw:text-style-name="P17" draw:layer="controls" svg:x1="3.5cm" svg:y1="2.5cm" svg:x2="3.5cm" svg:y2="3.25cm" draw:start-shape="id59" draw:end-shape="id60" draw:end-glue-point="4" svg:d="M3500 2500v750" svg:viewBox="0 0 1 751">
          <text:p/>
        </draw:connector>
        <draw:custom-shape draw:name="On-Page-Reference 11" draw:style-name="gr139" draw:text-style-name="P3" xml:id="id58" draw:id="id58" draw:layer="controls" svg:width="0.5cm" svg:height="0.5cm" svg:x="3.25cm" svg:y="11.25cm">
          <text:p text:style-name="P2"><text:span text:style-name="T3"/></text:p>
          <text:p text:style-name="P2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69" draw:style-name="gr140" draw:text-style-name="P17" draw:layer="controls" svg:x1="3.5cm" svg:y1="3.75cm" svg:x2="3.5cm" svg:y2="4.5cm" draw:start-shape="id60" draw:start-glue-point="8" draw:end-shape="id56" draw:end-glue-point="4" svg:d="M3500 3750v750" svg:viewBox="0 0 1 751">
          <text:p/>
        </draw:connector>
        <draw:connector draw:name="Connector 70" draw:style-name="gr141" draw:text-style-name="P17" draw:layer="controls" svg:x1="3.5cm" svg:y1="10.5cm" svg:x2="3.5cm" svg:y2="11.25cm" draw:start-shape="id57" draw:start-glue-point="2" draw:end-shape="id58" draw:end-glue-point="4" svg:d="M3500 10500v750" svg:viewBox="0 0 1 751">
          <text:p/>
        </draw:connector>
        <draw:custom-shape draw:name="Start-End 11" draw:style-name="gr142" draw:text-style-name="P3" xml:id="id66" draw:id="id66" draw:layer="controls" svg:width="3cm" svg:height="1cm" svg:x="2cm" svg:y="17.5cm">
          <text:p text:style-name="P2"><text:span text:style-name="T1">En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 71" draw:style-name="gr143" draw:text-style-name="P17" draw:layer="controls" svg:x1="3.5cm" svg:y1="11.75cm" svg:x2="3.5cm" svg:y2="12.75cm" draw:start-shape="id58" draw:start-glue-point="8" draw:end-shape="id61" draw:end-glue-point="4" svg:d="M3500 11750v1000" svg:viewBox="0 0 1 1001">
          <text:p/>
        </draw:connector>
        <draw:custom-shape draw:name="Subprocess 9" draw:style-name="gr144" draw:text-style-name="P8" xml:id="id57" draw:id="id57" draw:layer="controls" svg:width="3cm" svg:height="2cm" svg:x="2cm" svg:y="8.5cm">
          <text:p text:style-name="P7"><text:span text:style-name="T1">Set Away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On-Page-Reference 24" draw:style-name="gr145" draw:text-style-name="P3" xml:id="id60" draw:id="id60" draw:layer="layout" svg:width="0.5cm" svg:height="0.5cm" svg:x="3.25cm" svg:y="3.25cm">
          <text:p text:style-name="P2"><text:span text:style-name="T3"/></text:p>
          <text:p text:style-name="P2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Decision 12" draw:style-name="gr146" draw:text-style-name="P3" xml:id="id62" draw:id="id62" draw:layer="layout" svg:width="4.5cm" svg:height="3cm" svg:x="8.25cm" svg:y="4.5cm">
          <text:p text:style-name="P2"><text:span text:style-name="T1">Change </text:span><text:span text:style-name="T7">from</text:span></text:p>
          <text:p text:style-name="P2"><text:span text:style-name="T1">not_home</text:span><text:span text:style-name="T1"><text:line-break/></text:span><text:span text:style-name="T1">&gt; 2mi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72" draw:style-name="gr147" draw:text-style-name="P16" draw:layer="layout" svg:x1="10.5cm" svg:y1="7.5cm" svg:x2="10.5cm" svg:y2="8.5cm" draw:start-shape="id62" draw:start-glue-point="6" draw:end-shape="id63" draw:end-glue-point="0" svg:d="M10500 7500v1000" svg:viewBox="0 0 1 1001">
          <text:p text:style-name="P15"><text:span text:style-name="T8"/></text:p>
          <text:p text:style-name="P15"><text:span text:style-name="T8"/></text:p>
        </draw:connector>
        <draw:connector draw:name="Connector 73" draw:style-name="gr148" draw:text-style-name="P16" draw:layer="layout" draw:line-skew="0.484cm" svg:x1="12.75cm" svg:y1="6cm" svg:x2="10.75cm" svg:y2="11.5cm" draw:start-shape="id62" draw:start-glue-point="7" draw:end-shape="id64" draw:end-glue-point="10" svg:d="M12750 6000h750v5500h-2750" svg:viewBox="0 0 2751 5501">
          <text:p text:style-name="P15"><text:span text:style-name="T8"/></text:p>
        </draw:connector>
        <draw:custom-shape draw:name="On-Page-Reference 25" draw:style-name="gr149" draw:text-style-name="P3" xml:id="id64" draw:id="id64" draw:layer="layout" svg:width="0.5cm" svg:height="0.5cm" svg:x="10.25cm" svg:y="11.25cm">
          <text:p text:style-name="P2"><text:span text:style-name="T3"/></text:p>
          <text:p text:style-name="P2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74" draw:style-name="gr150" draw:text-style-name="P17" draw:layer="layout" svg:x1="10.5cm" svg:y1="10.5cm" svg:x2="10.5cm" svg:y2="11.25cm" draw:start-shape="id63" draw:start-glue-point="2" draw:end-shape="id64" draw:end-glue-point="4" svg:d="M10500 10500v750" svg:viewBox="0 0 1 751">
          <text:p/>
        </draw:connector>
        <draw:connector draw:name="Connector 75" draw:style-name="gr151" draw:text-style-name="P17" draw:layer="layout" svg:x1="10.5cm" svg:y1="11.75cm" svg:x2="3.75cm" svg:y2="13cm" draw:start-shape="id64" draw:start-glue-point="8" draw:end-shape="id61" draw:end-glue-point="10" svg:d="M10500 11750v1250h-6750" svg:viewBox="0 0 6751 1251">
          <text:p/>
        </draw:connector>
        <draw:custom-shape draw:name="Subprocess 10" draw:style-name="gr152" draw:text-style-name="P8" xml:id="id63" draw:id="id63" draw:layer="layout" svg:width="3cm" svg:height="2cm" svg:x="9cm" svg:y="8.5cm">
          <text:p text:style-name="P7"><text:span text:style-name="T1">Clear Away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name="Connector 76" draw:style-name="gr153" draw:text-style-name="P4" draw:layer="layout" svg:x1="3.75cm" svg:y1="3.5cm" svg:x2="10.5cm" svg:y2="4.5cm" draw:start-shape="id60" draw:start-glue-point="10" draw:end-shape="id62" draw:end-glue-point="4" svg:d="M3750 3500h6750v1000" svg:viewBox="0 0 6751 1001">
          <text:p/>
        </draw:connector>
        <draw:custom-shape draw:name="On-Page-Reference 26" draw:style-name="gr154" draw:text-style-name="P3" xml:id="id61" draw:id="id61" draw:layer="layout" svg:width="0.5cm" svg:height="0.5cm" svg:x="3.25cm" svg:y="12.75cm">
          <text:p text:style-name="P2"><text:span text:style-name="T3"/></text:p>
          <text:p text:style-name="P2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77" draw:style-name="gr155" draw:text-style-name="P4" draw:layer="layout" svg:x1="3.5cm" svg:y1="13.25cm" svg:x2="3.5cm" svg:y2="14.5cm" draw:start-shape="id61" draw:start-glue-point="8" draw:end-shape="id65" draw:end-glue-point="0" svg:d="M3500 13250v1250" svg:viewBox="0 0 1 1251">
          <text:p/>
        </draw:connector>
        <draw:frame draw:style-name="gr156" draw:text-style-name="P19" draw:layer="layout" svg:width="1cm" svg:height="0.645cm" svg:x="5.75cm" svg:y="5.355cm">
          <draw:text-box>
            <text:p text:style-name="P18"><text:span text:style-name="T4">No</text:span></text:p>
          </draw:text-box>
        </draw:frame>
        <draw:frame draw:style-name="gr156" draw:text-style-name="P19" draw:layer="layout" svg:width="1cm" svg:height="0.645cm" svg:x="12.75cm" svg:y="5.355cm">
          <draw:text-box>
            <text:p text:style-name="P18"><text:span text:style-name="T4">No</text:span></text:p>
          </draw:text-box>
        </draw:frame>
        <draw:frame draw:style-name="gr157" draw:text-style-name="P19" draw:layer="layout" svg:width="1.25cm" svg:height="0.645cm" svg:x="3.5cm" svg:y="7.605cm">
          <draw:text-box>
            <text:p text:style-name="P18"><text:span text:style-name="T4">Yes</text:span></text:p>
          </draw:text-box>
        </draw:frame>
        <draw:frame draw:style-name="gr157" draw:text-style-name="P19" draw:layer="layout" svg:width="1.25cm" svg:height="0.645cm" svg:x="10.5cm" svg:y="7.605cm">
          <draw:text-box>
            <text:p text:style-name="P18"><text:span text:style-name="T4">Yes</text:span></text:p>
          </draw:text-box>
        </draw:frame>
        <draw:frame draw:style-name="gr158" draw:text-style-name="P20" draw:layer="layout" svg:width="2.682cm" svg:height="0.962cm" svg:x="6cm" svg:y="2.5cm">
          <draw:text-box>
            <text:p>Choose</text:p>
          </draw:text-box>
        </draw:frame>
        <draw:custom-shape draw:name="Subprocess 11" draw:style-name="gr159" draw:text-style-name="P8" xml:id="id65" draw:id="id65" draw:layer="layout" svg:width="3cm" svg:height="2cm" svg:x="2cm" svg:y="14.5cm">
          <text:p text:style-name="P7"><text:span text:style-name="T1">S</text:span><text:span text:style-name="T1">e</text:span><text:span text:style-name="T1">n</text:span><text:span text:style-name="T1">d</text:span><text:span text:style-name="T1"><text:line-break/></text:span><text:span text:style-name="T1">N</text:span><text:span text:style-name="T1">ot</text:span><text:span text:style-name="T1">ifi</text:span><text:span text:style-name="T1">c</text:span><text:span text:style-name="T1">at</text:span><text:span text:style-name="T1">io</text:span><text:span text:style-name="T1">n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name="Connector 78" draw:style-name="gr160" draw:text-style-name="P4" draw:layer="layout" svg:x1="3.5cm" svg:y1="16.5cm" svg:x2="3.5cm" svg:y2="17.5cm" draw:start-shape="id65" draw:start-glue-point="2" draw:end-shape="id66" draw:end-glue-point="4" svg:d="M3500 16500v1000" svg:viewBox="0 0 1 1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deg" draw:border="0%"/>
    <draw:gradient draw:name="Udfyldt" draw:style="linear" draw:start-color="#ffffff" draw:end-color="#cccccc" draw:start-intensity="100%" draw:end-intensity="100%" draw:angle="30deg" draw:border="0%"/>
    <draw:gradient draw:name="Udfyldt_20_blå" draw:display-name="Udfyldt blå" draw:style="linear" draw:start-color="#729fcf" draw:end-color="#355269" draw:start-intensity="100%" draw:end-intensity="100%" draw:angle="30deg" draw:border="0%"/>
    <draw:gradient draw:name="Udfyldt_20_grøn" draw:display-name="Udfyldt grøn" draw:style="linear" draw:start-color="#77bc65" draw:end-color="#127622" draw:start-intensity="100%" draw:end-intensity="100%" draw:angle="30deg" draw:border="0%"/>
    <draw:gradient draw:name="Udfyldt_20_gul" draw:display-name="Udfyldt gul" draw:style="linear" draw:start-color="#ffde59" draw:end-color="#b47804" draw:start-intensity="100%" draw:end-intensity="100%" draw:angle="30deg" draw:border="0%"/>
    <draw:gradient draw:name="Udfyldt_20_rød" draw:display-name="Udfyldt rød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color="#000000" loext:opacity="100%"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color="#000000" loext:opacity="100%" fo:font-size="44pt"/>
    </style:style>
    <style:style style:name="Heading_20_A4" style:display-name="Heading A4" style:family="graphic" style:parent-style-name="A4">
      <style:graphic-properties draw:stroke="none"/>
      <style:text-properties fo:color="#000000" loext:opacity="100%" fo:font-size="24pt"/>
    </style:style>
    <style:style style:name="Text_20_A4" style:display-name="Text A4" style:family="graphic" style:parent-style-name="A4">
      <style:graphic-properties draw:stroke="none"/>
      <style:text-properties fo:color="#000000" loext:opacity="100%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4T22:00:25.002940906</meta:creation-date>
    <dc:date>2023-01-27T14:07:00.981901812</dc:date>
    <meta:editing-duration>PT2H32M28S</meta:editing-duration>
    <meta:editing-cycles>32</meta:editing-cycles>
    <meta:generator>LibreOffice/7.3.7.2$Linux_X86_64 LibreOffice_project/30$Build-2</meta:generator>
    <meta:document-statistic meta:object-count="178"/>
  </office:meta>
</office:document-meta>
</file>